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145ae" officeooo:paragraph-rsid="000145ae" style:font-size-asian="14pt" style:font-weight-asian="normal" style:font-size-complex="14pt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color="#9c009c" fo:font-weight="bold" style:font-weight-asian="bold" style:font-weight-complex="bold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>
      <style:text-properties officeooo:paragraph-rsid="00045d96"/>
    </style:style>
    <style:style style:name="P10" style:family="paragraph" style:parent-style-name="Standard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cm" loext:contextual-spacing="false"/>
      <style:text-properties officeooo:rsid="0005dc33" officeooo:paragraph-rsid="0005dc33"/>
    </style:style>
    <style:style style:name="P12" style:family="paragraph" style:parent-style-name="Standard">
      <style:paragraph-properties fo:margin-top="0cm" fo:margin-bottom="0cm" loext:contextual-spacing="false"/>
      <style:text-properties fo:font-variant="normal" fo:text-transform="none" style:use-window-font-color="true" style:font-name="Liberation Serif" fo:font-size="12pt" fo:letter-spacing="normal" fo:font-style="normal" fo:font-weight="normal" officeooo:rsid="0005dc33" officeooo:paragraph-rsid="0005dc33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fo:font-weight="bold" officeooo:rsid="0005dc33" officeooo:paragraph-rsid="0005dc33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font-weight="bold" officeooo:rsid="0007c7ae" officeooo:paragraph-rsid="0007c7ae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font-weight="bold" officeooo:rsid="0007c7ae" officeooo:paragraph-rsid="0007c7a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Liberation Serif" fo:font-size="12pt" fo:font-weight="bold" officeooo:rsid="0005dc33" officeooo:paragraph-rsid="0005dc3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officeooo:paragraph-rsid="0007c7ae" style:font-size-asian="12pt" style:font-size-complex="12pt"/>
    </style:style>
    <style:style style:name="P18" style:family="paragraph" style:parent-style-name="Text_20_body" style:list-style-name="L5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02c083"/>
    </style:style>
    <style:style style:name="P19" style:family="paragraph" style:parent-style-name="Text_20_body" style:list-style-name="L6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02c083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6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9c009c" fo:font-weight="bold" officeooo:paragraph-rsid="0002c083" style:font-weight-asian="bold" style:font-weight-complex="bold"/>
    </style:style>
    <style:style style:name="T1" style:family="text">
      <style:text-properties officeooo:rsid="000145ae"/>
    </style:style>
    <style:style style:name="T2" style:family="text">
      <style:text-properties officeooo:rsid="00027b15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7" style:family="text">
      <style:text-properties fo:color="#9c009c"/>
    </style:style>
    <style:style style:name="T8" style:family="text">
      <style:text-properties fo:color="#b400b4"/>
    </style:style>
    <style:style style:name="T9" style:family="text">
      <style:text-properties fo:color="#b400b4" officeooo:rsid="00045d96"/>
    </style:style>
    <style:style style:name="T10" style:family="text">
      <style:text-properties fo:color="#b400b4" fo:font-weight="bold" style:font-weight-asian="bold" style:font-weight-complex="bold"/>
    </style:style>
    <style:style style:name="T11" style:family="text">
      <style:text-properties fo:color="#b400b4" officeooo:rsid="0007c7ae"/>
    </style:style>
    <style:style style:name="T12" style:family="text">
      <style:text-properties fo:color="#b400b4" officeooo:rsid="0008a6d4"/>
    </style:style>
    <style:style style:name="T13" style:family="text">
      <style:text-properties officeooo:rsid="0007c7ae"/>
    </style:style>
    <style:style style:name="T14" style:family="text">
      <style:text-properties officeooo:rsid="0019fc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OPEN DATA</text:p>
      <text:p text:style-name="P1">EXPLOITATION DU RÉPERTOIRE SIREN</text:p>
      <text:p text:style-name="Standard"/>
      <text:p text:style-name="P2">OBJECTIF :</text:p>
      <text:list xml:id="list89331337" text:style-name="L2">
        <text:list-item>
          <text:p text:style-name="P5">Valoriser les données issue<text:span text:style-name="T2">s</text:span> de l’open data et gérer de grande<text:span text:style-name="T1">s</text:span> quantité<text:span text:style-name="T1">s</text:span> de données.</text:p>
        </text:list-item>
        <text:list-item>
          <text:p text:style-name="P5">Exploiter des données brut<text:span text:style-name="T2">es</text:span>, le répertoir<text:span text:style-name="T1">e</text:span> des entreprises, dans le but de produire des statistiques sur le tissu économique d’une ville, d’un département ou d’une région.</text:p>
        </text:list-item>
      </text:list>
      <text:p text:style-name="Standard"/>
      <text:p text:style-name="P2">SOMMAIRE :</text:p>
      <text:list xml:id="list2205019568" text:style-name="L1">
        <text:list-item>
          <text:p text:style-name="P4">Prendre connaissance de la documentation et créer les tables dans la quel on va charger les données des établissements.</text:p>
        </text:list-item>
        <text:list-item>
          <text:p text:style-name="P4">Connecter python à MySQL</text:p>
        </text:list-item>
        <text:list-item>
          <text:p text:style-name="P4">Alimenter une base de données depuis un fichier csv hébergé sur le web.</text:p>
        </text:list-item>
        <text:list-item>
          <text:p text:style-name="P4">Accélérer les requêtes sur cette base avec l’indexation.</text:p>
        </text:list-item>
        <text:list-item>
          <text:p text:style-name="P4">Créer une table, à partir des cette base, contenant des informations pertinente sur la ville de Marseille et ces arrondissements.</text:p>
        </text:list-item>
      </text:list>
      <text:p text:style-name="Standard"/>
      <text:p text:style-name="P2">LA DOCUMENTATION :</text:p>
      <text:p text:style-name="Standard">Nous allons travailler sur les fichiers<text:span text:style-name="T7"> « Fichier StockEtablissement du 01 janvier 2020 » </text:span>et <text:span text:style-name="T8">« Fichier StockEtablissement</text:span><text:span text:style-name="T12">Historique</text:span><text:span text:style-name="T8"> du 01 janvier 20</text:span><text:span text:style-name="T9">19</text:span><text:span text:style-name="T8"> » </text:span>présent à l’adresse :</text:p>
      <text:p text:style-name="Standard"/>
      <text:p text:style-name="P6">https://www.data.gouv.fr/fr/datasets/base-sirene-des-entreprises-et-de-leurs-</text:p>
      <text:p text:style-name="P6">etablissements-siren-siret</text:p>
      <text:p text:style-name="P6"/>
      <text:p text:style-name="Standard">Le contenu de ces tables est détaill<text:span text:style-name="T1">é</text:span> dans la documentation se trouvant à la même adresse.</text:p>
      <text:p text:style-name="P9">En se basant sur cette dernière, créer les tables dans MySQL pouvant recevoir les données contenu dans ces fichiers.</text:p>
      <text:p text:style-name="P9"><text:span text:style-name="Strong_20_Emphasis"><text:span text:style-name="T3"/></text:span></text:p>
      <text:p text:style-name="P9"><text:span text:style-name="Strong_20_Emphasis"><text:span text:style-name="T3">Fichiers stock :</text:span></text:span></text:p>
      <text:p text:style-name="P9"><text:span text:style-name="Strong_20_Emphasis"><text:span text:style-name="T3"/></text:span></text:p>
      <text:list xml:id="list879570343" text:style-name="L5">
        <text:list-header>
          <text:p text:style-name="P18"><text:span text:style-name="T4">Cinq fichiers stocks mensuels compactés (format ZIP) sont mis à disposition :</text:span></text:p>
        </text:list-header>
      </text:list>
      <text:list xml:id="list3013061535" text:style-name="L6">
        <text:list-item>
          <text:p text:style-name="P19"><text:span text:style-name="T4">le fichier stock des entreprises (ensemble des entreprises actives et cessées dans leur état courant au répertoire)</text:span></text:p>
        </text:list-item>
        <text:list-item>
          <text:p text:style-name="P19"><text:span text:style-name="T4">le fichier stock des valeurs historisées des entreprises (pour toutes les entreprises, ensemble des valeurs de certaines variables historisées dans le répertoire Sirene)</text:span></text:p>
        </text:list-item>
        <text:list-item>
          <text:p text:style-name="P21"><text:span text:style-name="T6">le fichier stock des établissements (ensemble des établissements actifs et fermés dans leur état courant au répertoire)</text:span></text:p>
        </text:list-item>
        <text:list-item>
          <text:p text:style-name="P19"><text:span text:style-name="T4">le fichier stock des valeurs historisées des établissements (pour tous les établissements, ensemble des valeurs de certaines variables historisées dans le répertoire Sirene)</text:span></text:p>
        </text:list-item>
        <text:list-item>
          <text:p text:style-name="P19"><text:span text:style-name="T4">le fichier stock des liens de succession des établissements (prédécesseurs et successeurs des établissements)</text:span></text:p>
        </text:list-item>
      </text:list>
      <text:p text:style-name="P20">Chaque fichier compacté (Format ZIP) contient un fichier de données en format CSV.</text:p>
      <text:p text:style-name="P10"/>
      <text:p text:style-name="P13">Lien vers les nomenclatures : </text:p>
      <text:p text:style-name="P11"><text:a xlink:type="simple" xlink:href="https://insee.fr/fr/information/2406147" text:style-name="Internet_20_link" text:visited-style-name="Visited_20_Internet_20_Link"><text:span text:style-name="T10">https://insee.fr/fr/information/2406147</text:span></text:a></text:p>
      <text:p text:style-name="P16">wikipedia :</text:p>
      <text:p text:style-name="P12">Une nomenclature désigne une instance de classification faisant autorité et servant de référence dans le cadre d'une activité professionnelle, industrielle ou d'une discipline donnée. La nomenclature est un élément-clé de toute taxonomie.</text:p>
      <text:p text:style-name="P14">===&gt;</text:p>
      <text:p text:style-name="P17">Dans la table établissement il y a la colonne «<text:span text:style-name="T8"> activitePrincipaleEtablissement » </text:span>qui contient un code (une chaine de caractère) qui permet d'identifier l'activité de l’établissement. </text:p>
      <text:p text:style-name="P17">C'est là que les fichiers Excel contenant les nomenclatures interviennent.</text:p>
      <text:p text:style-name="P17"/>
      <text:p text:style-name="P17">Les nomenclatures ayant évolué au cour des années on a 4 types de nomenclatures différentes. </text:p>
      <text:p text:style-name="P17"><text:soft-page-break/>Pour savoir quelle nomenclature utiliser pour chacune des entreprises il faut se référer à la colonne <text:span text:style-name="T8">"nomenclatureActivitePrincipaleEtablissement".</text:span> </text:p>
      <text:p text:style-name="P17"/>
      <text:p text:style-name="P17">Pour chacune d'elle on a l'activité qui peut être détaillé<text:span text:style-name="T14">e</text:span> de manière assez général (agroalimentaire, industrie, …) ou de manière plus détaillé (coiffeur, boulangerie, ...) et ce sur 5 niveaux.</text:p>
      <text:p text:style-name="P17"/>
      <text:p text:style-name="P17">On a donc un fichier Excel pour chacun de ces niveaux qui contient les libellés des activités et une colonne code. </text:p>
      <text:p text:style-name="P17">On a encore pour chacune des nomenclature<text:span text:style-name="T13">s</text:span> un fichier Excel "5 niveaux emboités" contenant le code de <text:span text:style-name="T8">« activitePrincipaleEtablissemen</text:span><text:span text:style-name="T11">t</text:span><text:span text:style-name="T8"> »</text:span> et de chacun des 5 niveaux. </text:p>
      <text:p text:style-name="P17"/>
      <text:p text:style-name="P15">C’est ce fichier qu'il faut utiliser pour faire le lien entre les la table établissement et les libellés de chacun d<text:bookmark text:name="_GoBack"/>es 5 niveaux.</text:p>
      <text:p text:style-name="P15"/>
      <text:p text:style-name="P15">Téléchargement des fichiers :</text:p>
      <text:p text:style-name="P15"/>
      <text:p text:style-name="P15"/>
      <text:p text:style-name="P2">CONNECTER PYTHON A MySQL :</text:p>
      <text:p text:style-name="P3"/>
      <text:list xml:id="list3061162510" text:style-name="L3">
        <text:list-item>
          <text:p text:style-name="P7">Installer mysqlclient et pymysql avec l’utilitaire d’installation d’anaconda « conda ».</text:p>
        </text:list-item>
        <text:list-item>
          <text:p text:style-name="P7">Importer Sqlalchemy (déjà installé avec anaconda).</text:p>
        </text:list-item>
        <text:list-item>
          <text:p text:style-name="P7">Utiliser create_engine pour établir une connection.</text:p>
        </text:list-item>
        <text:list-item>
          <text:p text:style-name="P7">Tester la connection en important les données de la table jeux_video.</text:p>
        </text:list-item>
      </text:list>
      <text:p text:style-name="Standard"/>
      <text:p text:style-name="P2">ALIMENTER UNE BASE DE DONNEES :</text:p>
      <text:p text:style-name="Standard"/>
      <text:list xml:id="list653318751" text:style-name="L4">
        <text:list-item>
          <text:p text:style-name="P8">Créer une fonction python qui va importer des données depuis une source se trouvant dur le web dans une base de données.</text:p>
        </text:list-item>
        <text:list-item>
          <text:p text:style-name="P8">Utiliser read_csv de pandas pour lire les données</text:p>
        </text:list-item>
        <text:list-item>
          <text:p text:style-name="P8"><text:span text:style-name="T1">As</text:span>tuce : on peut spécifier une url en entré</text:p>
        </text:list-item>
        <text:list-item>
          <text:p text:style-name="P8">Astuce : on peut spécifier un format de compression si le fichier est compressé.</text:p>
        </text:list-item>
        <text:list-item>
          <text:p text:style-name="P8">Le fichier étant volumineux utiliser l’instruction « chunksize » pour traiter le fichier par partie.</text:p>
        </text:list-item>
        <text:list-item>
          <text:p text:style-name="P8">Penser à spécifier les champs ayant un format date.</text:p>
        </text:list-item>
        <text:list-item>
          <text:p text:style-name="P8">Utiler to_sql de pandas pour charger les données dans la base de données</text:p>
        </text:list-item>
        <text:list-item>
          <text:p text:style-name="P8">La fonction doit renvoyer le temps total d’exécution au format h:mm:ss.</text:p>
        </text:list-item>
      </text:list>
      <text:p text:style-name="Standard"/>
      <text:p text:style-name="P2"><text:span text:style-name="T1">A</text:span>CCÉLÉRER LES REQUETES :</text:p>
      <text:p text:style-name="Standard">Faire une veille sur l’indexa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4:13:31.284398611</meta:creation-date>
    <dc:date>2020-04-27T17:08:59.372016052</dc:date>
    <meta:editing-duration>PT1H26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696" meta:character-count="4543" meta:non-whitespace-character-count="3920"/>
  </office:meta>
</office:document-meta>
</file>